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size="14pt" style:font-size-asian="14pt"/>
    </style:style>
    <style:style style:name="P4" style:family="paragraph" style:parent-style-name="Normal">
      <style:text-properties style:font-name="Arial" fo:font-size="12pt" style:font-size-asian="12pt" style:font-name-complex="Arial"/>
    </style:style>
    <style:style style:name="P5" style:family="paragraph" style:parent-style-name="Normal">
      <style:paragraph-properties fo:margin-left="0in" fo:margin-right="0in" fo:text-indent="0.25in" style:auto-text-indent="false"/>
      <style:text-properties style:font-name="Arial" fo:font-size="12pt" style:font-size-asian="12pt" style:font-name-complex="Arial" style:font-size-complex="12pt"/>
    </style:style>
    <style:style style:name="P6" style:family="paragraph" style:parent-style-name="Normal" style:master-page-name="MP0">
      <style:paragraph-properties fo:text-align="center" style:justify-single-word="false" style:page-number="auto" fo:break-before="page"/>
    </style:style>
    <style:style style:name="P7" style:family="paragraph" style:parent-style-name="Normal">
      <style:text-properties style:font-name="Arial" fo:font-size="12pt" style:font-size-asian="12pt" style:font-name-complex="Arial"/>
    </style:style>
    <style:style style:name="P8" style:family="paragraph" style:parent-style-name="Normal">
      <style:paragraph-properties fo:margin-left="0in" fo:margin-right="0in" fo:text-indent="0.25in" style:auto-text-indent="false"/>
      <style:text-properties officeooo:paragraph-rsid="000217cc"/>
    </style:style>
    <style:style style:name="P9" style:family="paragraph" style:parent-style-name="Normal">
      <style:paragraph-properties fo:margin-left="0in" fo:margin-right="0in" fo:text-indent="0.25in" style:auto-text-indent="false"/>
      <style:text-properties style:font-name="Arial" fo:font-size="12pt" style:font-size-asian="12pt" style:font-name-complex="Arial"/>
    </style:style>
    <style:style style:name="P10" style:family="paragraph" style:parent-style-name="Normal">
      <style:paragraph-properties fo:margin-left="0in" fo:margin-right="0in" fo:text-indent="0.25in" style:auto-text-indent="false"/>
      <style:text-properties style:font-name="Arial" fo:font-size="12pt" officeooo:paragraph-rsid="0005cf96" style:font-size-asian="12pt" style:font-name-complex="Arial" style:font-size-complex="12pt"/>
    </style:style>
    <style:style style:name="P11" style:family="paragraph" style:parent-style-name="Normal">
      <style:paragraph-properties fo:margin-left="0in" fo:margin-right="0in" fo:text-indent="0.25in" style:auto-text-indent="false"/>
      <style:text-properties style:font-name="Arial" fo:font-size="12pt" officeooo:paragraph-rsid="0006ce1f" style:font-size-asian="12pt" style:font-name-complex="Arial" style:font-size-complex="12pt"/>
    </style:style>
    <style:style style:name="P12" style:family="paragraph" style:parent-style-name="Normal">
      <style:paragraph-properties fo:margin-left="0in" fo:margin-right="0in" fo:text-indent="0.5in" style:auto-text-indent="false"/>
      <style:text-properties style:font-name="Arial" fo:font-size="12pt" officeooo:paragraph-rsid="0022c173" style:font-size-asian="12pt" style:font-name-complex="Arial" style:font-size-complex="12pt"/>
    </style:style>
    <style:style style:name="P13" style:family="paragraph" style:parent-style-name="Normal">
      <style:paragraph-properties fo:margin-left="0in" fo:margin-right="0in" fo:text-indent="0.5in" style:auto-text-indent="false"/>
      <style:text-properties style:font-name="Arial" fo:font-size="12pt" officeooo:paragraph-rsid="0024a0ed" style:font-size-asian="12pt" style:font-name-complex="Arial" style:font-size-complex="12pt"/>
    </style:style>
    <style:style style:name="T1" style:family="text">
      <style:text-properties fo:font-size="18pt" fo:font-weight="bold" style:font-size-asian="18pt" style:font-weight-asian="bold"/>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officeooo:rsid="00027daa" style:font-size-asian="12pt" style:font-name-complex="Arial" style:font-size-complex="12pt"/>
    </style:style>
    <style:style style:name="T4" style:family="text">
      <style:text-properties style:font-name="Arial" fo:font-size="12pt" officeooo:rsid="0015a10c" style:font-size-asian="12pt" style:font-name-complex="Arial" style:font-size-complex="12pt"/>
    </style:style>
    <style:style style:name="T5" style:family="text">
      <style:text-properties style:font-name="Arial" fo:font-size="12pt" officeooo:rsid="00166836" style:font-size-asian="12pt" style:font-name-complex="Arial" style:font-size-complex="12pt"/>
    </style:style>
    <style:style style:name="T6" style:family="text">
      <style:text-properties style:font-size-complex="12pt"/>
    </style:style>
    <style:style style:name="T7" style:family="text">
      <style:text-properties officeooo:rsid="0005cf96"/>
    </style:style>
    <style:style style:name="T8" style:family="text">
      <style:text-properties officeooo:rsid="0006ce1f"/>
    </style:style>
    <style:style style:name="T9" style:family="text">
      <style:text-properties officeooo:rsid="000c7a29"/>
    </style:style>
    <style:style style:name="T10" style:family="text">
      <style:text-properties officeooo:rsid="000e2bca"/>
    </style:style>
    <style:style style:name="T11" style:family="text">
      <style:text-properties officeooo:rsid="000fc6f1"/>
    </style:style>
    <style:style style:name="T12" style:family="text">
      <style:text-properties officeooo:rsid="00110d49"/>
    </style:style>
    <style:style style:name="T13" style:family="text">
      <style:text-properties officeooo:rsid="00130370"/>
    </style:style>
    <style:style style:name="T14" style:family="text">
      <style:text-properties officeooo:rsid="00166836"/>
    </style:style>
    <style:style style:name="T15" style:family="text">
      <style:text-properties officeooo:rsid="001692c4"/>
    </style:style>
    <style:style style:name="T16" style:family="text">
      <style:text-properties officeooo:rsid="001a6020"/>
    </style:style>
    <style:style style:name="T17" style:family="text">
      <style:text-properties officeooo:rsid="0022c173"/>
    </style:style>
    <style:style style:name="T18" style:family="text">
      <style:text-properties officeooo:rsid="0024a0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Project Update </text:span></text:span></text:p>
      <text:p text:style-name="P2">10/26/2016</text:p>
      <text:p text:style-name="P3">By: David Panson and Griffin Derr</text:p>
      <text:p text:style-name="P8"><text:span text:style-name="Default_20_Paragraph_20_Font"><text:span text:style-name="T2">The universe has many galaxies and many stars but even more planets, trillions upon trillions more than those that share our star. <text:s/></text:span></text:span><text:span text:style-name="Default_20_Paragraph_20_Font"><text:span text:style-name="T3">NASA and many other space agencies around the world have been on a non stop search for these planets, </text:span></text:span><text:span text:style-name="Default_20_Paragraph_20_Font"><text:span text:style-name="T4">and as a result they have amassed a vast array of data on these planets</text:span></text:span><text:span text:style-name="Default_20_Paragraph_20_Font"><text:span text:style-name="T3">. <text:s/></text:span></text:span><text:span text:style-name="Default_20_Paragraph_20_Font"><text:span text:style-name="T4">It is for this reason that</text:span></text:span><text:span text:style-name="Default_20_Paragraph_20_Font"><text:span text:style-name="T2"> our project </text:span></text:span><text:span text:style-name="Default_20_Paragraph_20_Font"><text:span text:style-name="T4">will investigate and analyze data </text:span></text:span><text:span text:style-name="Default_20_Paragraph_20_Font"><text:span text:style-name="T2">on known exoplanets that have been discovered and how they compare to Earth. <text:s/>Any planet discovered outside our solar system is known as an exoplanet however frequently the most interesting are those most similar to Earth. Data on these planets is carefully cataloged by NASA and various prominent universities such as the California Institute of Technology (Caltech) and they make the information available to the public so that anyone may use </text:span></text:span><text:span text:style-name="Default_20_Paragraph_20_Font"><text:span text:style-name="T5">it</text:span></text:span><text:span text:style-name="Default_20_Paragraph_20_Font"><text:span text:style-name="T2">. <text:s/></text:span></text:span></text:p>
      <text:p text:style-name="P5"><text:s/>There are quite a few insights that can be gained from studying exoplanets, <text:span text:style-name="T14">particularly those planets that are or may be similar to Earth</text:span>. Scientists use known exoplanets that are similar to earth to make more accurate assumptions about the history and the future of our own planet. <text:s/>Alien life would be most likely to exist on an Earth like planet so research on life outside our solar system depends on identifying exoplanets and their characteristics. <text:s/>The questions we p<text:span text:style-name="T9">ro</text:span>pose to answer run in a similar vein. <text:s/>Ultimately we want to show that there are planets out there similar to Earth, that we have successfully used them to learn more about Earth, and that with an increase in the discovery of these planets we will only learn more about Earth and perhaps even find a second one someday. </text:p>
      <text:p text:style-name="P11">The primary question we would like to examine is how many of these exoplanets are similar enough to Earth that we can use information about them to inform us more about our own solar system. <text:s/>There are a variety of factors that come into consideration when deciding if a planet is earth like, the first of which being the goldilocks zone. <text:s/>The goldilocks zone is an area of space surrounding a star that is considered to be at the appropriate temperature for liquid water to form on a planet's surface. <text:s/>We will use the data <text:span text:style-name="T8">from our source </text:span>in this case to look at the distance they are from their stars along with their surface temperature and use these to determine if they <text:span text:style-name="T8">fall within a reasonable margin of error to be considered</text:span> <text:span text:style-name="T17">within the goldilocks zone</text:span>. <text:s/><text:span text:style-name="T17">At this stage it will be equally important to look at the data regarding each planets surface temperature specifically to see if it correlates within a margin of error to the Earth’s. <text:s/></text:span></text:p>
      <text:p text:style-name="P13"><text:s/>There is also the question of mass <text:span text:style-name="T17">and gravitational pull </text:span>if a planet is too small its gravitational pull may limit the density of its atmosphere or prevent it from having an atmosphere at all, but too big may mean that its atmosphere could become too dense. <text:s/>There is plenty of data on each exoplanets mass to use and here, so we can simply <text:soft-page-break/>compare each exoplanet's mass, given a margin of error (perhaps +-.3 earth masses), <text:span text:style-name="T18">and its gravitational pull (again given a margin of error)</text:span> to the mass <text:span text:style-name="T18">and gravitational pull </text:span>of the earth. <text:s/></text:p>
      <text:p text:style-name="P12"><text:span text:style-name="T17">After coming to a conclusion about which planets are most earth like w</text:span>e can test our results against NASA's <text:span text:style-name="T17">predictions for these planets to see if the data concurs</text:span>. <text:s/>After we decide which planets are the most earth like based on these guidelines we will then use the drake equation as a model to guess which planets could harbor life.</text:p>
      <text:p text:style-name="P5"><text:s/>Given that there are multiple variables that affect Earth’s ability to support life there are also variances to these variables. <text:s/>Typically there is no specific value that must be hit in any one category but rather these variables must be in specific ranges. <text:s/>This means we will have to do a multidimensional analysis of the exoplanets on multiple metrics to determine if they are actually similar to Earth in significant ways. </text:p>
      <text:p text:style-name="P10">So far we have collected data from the Nasa Exoplanet archive. <text:s/>This is really the official source for information on exoplanets so the bulk of our analysis data has to come from here. <text:s/>It is the manipulation of the data that will bring about some insights. The data is easily acquired from NASA or CalTech with the option to download in several different formats including tsv and csv. <text:s/>Importing data as either is straight forward in R studio so it makes minimal difference what format is used. <text:s/>We have downloaded the data from exoplanets.org and Caltech.edu in <text:span text:style-name="T7">both</text:span> format<text:span text:style-name="T7">s to be thorough</text:span>. <text:s/><text:span text:style-name="T7">Due to the extensiveness of the data there are some empty columns for some planets. There is however still plenty of worthy data here that can be used to generate a wide variety of models. <text:s/>Any models discussed later on will be rendered and manipulated in Rstudio, and if the need to use other software arises it will be noted. <text:s/></text:span></text:p>
      <text:p text:style-name="P9"><text:span text:style-name="T6">There are actually only approximately 2500 exoplanets confirmed. <text:s/>There is however another 2500 suspected exoplanets yet to be verified by science. <text:s/>So including both data sets there are only around 5000 bodies known but the database includes a large breadth of data about every one. <text:s/>Each planet has a host name, Discovery method, Number of days in system, orbit period, Planet mass, radius, density, distance, temperature, and date of discovery among other data points. <text:s/>We can use all this information to make comparisons to earth as a baseline and extrapolate some basic physical similarity analysis with earth or any other well studied planet of interest.</text:span></text:p>
      <text:p text:style-name="P4"><text:tab/><text:span text:style-name="T10">To complete the analysis and to show the use for this set of data we have come up with a series of hypotheses they are as follows.</text:span> <text:s/>We will be able to anticipate when NASA will discover another earth like candidate. <text:s/>We will accomplish this by first finding the trend in the discovery of exoplanets over time which will allow us to map out when each earth like candidate was discovered and then draw a correlation in the dates of their discovery. <text:s/>A timeline will be used to describe when we believe the next earth like planet will be discovered. we will use an additional trend line that can describe the rate at which exoplanets are discovered. <text:s/><text:span text:style-name="T11">From this experiment we will also be able to determine what are the odds of the next planet discovered to be earth like. <text:s/></text:span></text:p>
      <text:p text:style-name="P4"><text:soft-page-break/><text:tab/>We will be able to describe the best methods for finding future earth like planets. <text:s/>This hypothesis goes hand in hand with describing how the physical attributes of an exoplanet relate to its discovery. <text:s/>We will accomplish this using the data gathered earlier on potential earth like planets and then looking at their method of discovery to test if there is some type of connection. <text:s/><text:span text:style-name="T12">Additionally this study will likely reveal which method is the best for discovering exoplanets in general.</text:span></text:p>
      <text:p text:style-name="P4"><text:tab/>Technological improvements are influencing the rate at which we discover exoplanets. <text:s/>This one will take some additional research, particularly on the launch dates and specs of existing space telescopes, <text:span text:style-name="T13">and the level of activity of space agencies around the world. <text:s/>We will then analyze the frequency in the discovery of exoplanets from our data over time, and plot these two pieces of information simultaneously to look for a correlation. <text:s/></text:span></text:p>
      <text:p text:style-name="P4"><text:tab/><text:span text:style-name="T15">Earth like planets improve our knowledge of the early stages of our planet and its future. <text:s/>Again it may take a look at some outside sources to draw some conclusions about this hypothesis, specifically insight into the composition of early earth. <text:s/>We can of course compare this data with the data we gather on earth like planets to see what stage of our Earth’s development they most resemble. <text:s/></text:span></text:p>
      <text:p text:style-name="P4"><text:tab/><text:span text:style-name="T16">Our hope is not necessarily to prove all of these hypotheses, it is rather to show that we can draw certain conclusions about exoplanets based on the data provided. <text:s/>It is impossible to know exactly when the next earth or any other planet will be discovered because it is impossible for any set of data or predictions to be one hundred percent accurate. <text:s/>As with any set of data only time will be able to truly determine the accuracy of our predictio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00%" fo:orphans="0" fo:widows="0" fo:hyphenation-ladder-count="no-limi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Griffin Der and David Panso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Windows_x86 LibreOffice_project/89f508ef3ecebd2cfb8e1def0f0ba9a803b88a6d</meta:generator>
    <meta:initial-creator>Dj</meta:initial-creator>
    <meta:creation-date>2016-10-25T23:39:00Z</meta:creation-date>
    <dc:date>2016-10-27T01:05:58.698000000</dc:date>
    <meta:editing-cycles>32</meta:editing-cycles>
    <meta:editing-duration>PT1H24M9S</meta:editing-duration>
    <meta:document-statistic meta:table-count="0" meta:image-count="0" meta:object-count="0" meta:page-count="3" meta:paragraph-count="17" meta:word-count="1396" meta:character-count="8105" meta:non-whitespace-character-count="6662"/>
    <meta:template xlink:type="simple" xlink:actuate="onRequest" xlink:title="" xlink:href="../../Downloads/Project%20Update%20V2.odt/Normal"/>
  </office:meta>
</office:document-meta>
</file>